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9.148cm" fo:min-width="2.802cm"/>
    </style:style>
    <style:style style:name="P1" style:family="paragraph">
      <loext:graphic-properties draw:fill-color="#ddddd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9.398cm" svg:x="5.318cm" svg:y="7.85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0T16:28:02.090539619</meta:creation-date>
    <dc:date>2018-06-10T16:55:12.134035614</dc:date>
    <meta:editing-duration>PT17M</meta:editing-duration>
    <meta:editing-cycles>1</meta:editing-cycles>
    <meta:document-statistic meta:object-count="1"/>
    <meta:generator>LibreOffice/6.0.4.2$Linux_X86_64 LibreOffice_project/00$Build-2</meta:generator>
  </office:meta>
</office:document-meta>
</file>